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6.249cm" fo:margin-left="-0.191cm" table:align="left" style:writing-mode="lr-tb"/>
    </style:style>
    <style:style style:name="Tableau1.A" style:family="table-column">
      <style:table-column-properties style:column-width="5.415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5.42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none"/>
    </style:style>
    <style:style style:name="Tableau1.B2" style:family="table-cell">
      <style:table-cell-properties fo:padding-left="0.191cm" fo:padding-right="0.191cm" fo:padding-top="0cm" fo:padding-bottom="0cm" fo:border="none"/>
    </style:style>
    <style:style style:name="Tableau1.C2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officeooo:paragraph-rsid="00198773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officeooo:rsid="00198773"/>
    </style:style>
    <style:style style:name="T3" style:family="text">
      <style:text-properties fo:language="en" fo:country="US" officeooo:rsid="00198773"/>
    </style:style>
    <style:style style:name="T4" style:family="text">
      <style:text-properties officeooo:rsid="001b6b36"/>
    </style:style>
    <style:style style:name="T5" style:family="text">
      <style:text-properties officeooo:rsid="001c3e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 : <text:span text:style-name="T1"><text:text-input text:description="">${doc.project.name}</text:text-input></text:span></text:p>
      <text:p text:style-name="Standard"/>
      <text:p text:style-name="P3">Developers (Section):</text:p>
      <text:p text:style-name="P3"><text:text-input text:description="">[#list doc.project.developer as d]</text:text-input><text:text-input text:description=""/><text:text-input text:description="">${d.@name}</text:text-input></text:p>
      <text:p text:style-name="P6"><text:span text:style-name="T3">Mail: </text:span><text:a xlink:type="simple" xlink:href="mailto:${d.@mail}">${d.@mail}</text:a></text:p>
      <text:p text:style-name="P6"><text:text-input text:description="">[/#list]</text:text-input></text:p>
      <text:p text:style-name="Standard">Developers (Table)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Name</text:p>
          </table:table-cell>
          <table:table-cell table:style-name="Tableau1.A1" office:value-type="string">
            <text:p text:style-name="P2">Last name</text:p>
          </table:table-cell>
          <table:table-cell table:style-name="Tableau1.A1" office:value-type="string">
            <text:p text:style-name="P1">Mail</text:p>
          </table:table-cell>
        </table:table-row>
        <table:table-row table:style-name="Tableau1.1">
          <table:table-cell table:style-name="Tableau1.A2" office:value-type="string">
            <text:p text:style-name="Standard"><text:text-input text:description="">@before-row[#list doc.project.developer as d]</text:text-input><text:text-input text:description="">${d.@name}</text:text-input><text:text-input text:description="">@after-row[/#list]</text:text-input></text:p>
          </table:table-cell>
          <table:table-cell table:style-name="Tableau1.B2" office:value-type="string">
            <text:p text:style-name="Standard"><text:text-input text:description="">${d.@lastName}</text:text-input></text:p>
          </table:table-cell>
          <table:table-cell table:style-name="Tableau1.C2" office:value-type="string">
            <text:p text:style-name="Standard"><text:a xlink:type="simple" xlink:href="mailto:${d.@mail}"><text:span text:style-name="T5">${d.@mail}</text:span>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R Angelo</meta:initial-creator>
    <meta:editing-cycles>21</meta:editing-cycles>
    <meta:creation-date>2011-04-29T09:54:00</meta:creation-date>
    <dc:date>2014-03-03T18:53:33.68</dc:date>
    <meta:editing-duration>PT14M51S</meta:editing-duration>
    <meta:generator>LibreOffice/4.0.4.2$Windows_x86 LibreOffice_project/9e9821abd0ffdbc09cd8c52eaa574fa09eb08f2</meta:generator>
    <meta:document-statistic meta:table-count="1" meta:image-count="0" meta:object-count="0" meta:page-count="1" meta:paragraph-count="12" meta:word-count="25" meta:character-count="256" meta:non-whitespace-character-count="243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